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Source Code Pro', 'Courier New'"/>
    <style:font-face style:name="Segoe UI" svg:font-family="'Segoe UI', 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ca586"/>
    </style:style>
    <style:style style:name="P6" style:family="paragraph" style:parent-style-name="Heading_20_3">
      <style:paragraph-properties fo:text-align="start" style:justify-single-word="false"/>
      <style:text-properties officeooo:paragraph-rsid="001ca586"/>
    </style:style>
    <style:style style:name="P7" style:family="paragraph" style:parent-style-name="Heading_20_3">
      <style:paragraph-properties fo:text-align="start" style:justify-single-word="false" fo:break-before="page"/>
      <style:text-properties officeooo:paragraph-rsid="001ca586"/>
    </style:style>
    <style:style style:name="T1" style:family="text">
      <style:text-properties fo:font-variant="normal" fo:text-transform="none" fo:color="#5f5f5f" style:font-name="Consolas" fo:letter-spacing="normal" fo:font-style="normal" fo:font-weight="bold"/>
    </style:style>
    <style:style style:name="T2" style:family="text">
      <style:text-properties fo:font-variant="normal" fo:text-transform="none" fo:color="#5f5f5f" style:font-name="Consolas" fo:letter-spacing="normal" fo:font-style="normal" fo:font-weight="bold" officeooo:rsid="001ca586"/>
    </style:style>
    <style:style style:name="T3" style:family="text">
      <style:text-properties fo:font-variant="normal" fo:text-transform="none" fo:color="#5f5f5f" style:font-name="Consolas" fo:letter-spacing="normal" fo:font-style="normal" fo:font-weight="bold" officeooo:rsid="001e8712"/>
    </style:style>
    <style:style style:name="T4" style:family="text">
      <style:text-properties fo:font-size="14pt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dash</text:p>
      <text:p text:style-name="P2">Array</text:p>
      <text:p text:style-name="P4"><text:span text:style-name="T4"><text:s/></text:span><text:bookmark text:name="chunk"/><text:span text:style-name="Source_20_Text"><text:span text:style-name="T1">_.chunk(array, [size=1]):</text:span></text:span><text:span text:style-name="Source_20_Text"><text:span text:style-name="T2">Array</text:span></text:span></text:p>
      <text:h text:style-name="P6" text:outline-level="3"><text:bookmark text:name="compact"/><text:span text:style-name="Source_20_Text"><text:span text:style-name="T2">_.compact(array):Array</text:span></text:span></text:h>
      <text:h text:style-name="P6" text:outline-level="3"><text:bookmark text:name="concat"/><text:span text:style-name="Source_20_Text"><text:span text:style-name="T2">_.concat(array, [values]):Array</text:span></text:span></text:h>
      <text:h text:style-name="P6" text:outline-level="3"><text:bookmark text:name="difference"/><text:span text:style-name="Source_20_Text"><text:span text:style-name="T2">_.difference(array, [values]):Array</text:span></text:span></text:h>
      <text:h text:style-name="P6" text:outline-level="3"><text:bookmark text:name="differenceBy"/><text:span text:style-name="Source_20_Text"><text:span text:style-name="T2">_.differenceBy(array, [values], [iteratee=_.identity]):Array</text:span></text:span></text:h>
      <text:h text:style-name="P6" text:outline-level="3"><text:bookmark text:name="differenceWith"/><text:span text:style-name="Source_20_Text"><text:span text:style-name="T2">_.differenceWith(array, [values], [comparator]):Array</text:span></text:span></text:h>
      <text:h text:style-name="P6" text:outline-level="3"><text:bookmark text:name="drop"/><text:span text:style-name="Source_20_Text"><text:span text:style-name="T2">_.drop(array, [n=1]):Array</text:span></text:span></text:h>
      <text:h text:style-name="P6" text:outline-level="3"><text:bookmark text:name="dropRight"/><text:span text:style-name="Source_20_Text"><text:span text:style-name="T2">_.dropRight(array, [n=1]):Array</text:span></text:span></text:h>
      <text:h text:style-name="P6" text:outline-level="3"><text:bookmark text:name="dropRightWhile"/><text:span text:style-name="Source_20_Text"><text:span text:style-name="T2">_.dropRightWhile(array, [predicate=_.identity]):Array</text:span></text:span></text:h>
      <text:h text:style-name="P6" text:outline-level="3"><text:bookmark text:name="dropWhile"/><text:span text:style-name="Source_20_Text"><text:span text:style-name="T2">_.dropWhile(array, [predicate=_.identity]):Array</text:span></text:span></text:h>
      <text:h text:style-name="P6" text:outline-level="3"><text:bookmark text:name="fill"/><text:span text:style-name="Source_20_Text"><text:span text:style-name="T2">_.fill(array, value, [start=0], [end=array.length]):Array</text:span></text:span></text:h>
      <text:h text:style-name="P6" text:outline-level="3"><text:bookmark text:name="findIndex"/><text:span text:style-name="Source_20_Text"><text:span text:style-name="T2">_.findIndex(array, [predicate=_.identity], [fromIndex=0]):number</text:span></text:span></text:h>
      <text:h text:style-name="P6" text:outline-level="3"><text:bookmark text:name="findLastIndex"/><text:span text:style-name="Source_20_Text"><text:span text:style-name="T2">_.findLastIndex(array, [predicate=_.identity], [fromIndex=array.length-1]):number</text:span></text:span></text:h>
      <text:h text:style-name="P6" text:outline-level="3"><text:bookmark text:name="flatten"/><text:span text:style-name="Source_20_Text"><text:span text:style-name="T2">_.flatten(array):Array</text:span></text:span></text:h>
      <text:h text:style-name="P6" text:outline-level="3"><text:bookmark text:name="flattenDeep"/><text:span text:style-name="Source_20_Text"><text:span text:style-name="T2">_.flattenDeep(array):Array</text:span></text:span></text:h>
      <text:h text:style-name="P6" text:outline-level="3"><text:bookmark text:name="flattenDepth"/><text:span text:style-name="Source_20_Text"><text:span text:style-name="T2">_.flattenDepth(array, [depth=1]):Array</text:span></text:span></text:h>
      <text:h text:style-name="P6" text:outline-level="3"><text:bookmark text:name="fromPairs"/><text:span text:style-name="Source_20_Text"><text:span text:style-name="T2">_.fromPairs(pairs):Object</text:span></text:span></text:h>
      <text:h text:style-name="P6" text:outline-level="3"><text:bookmark text:name="head"/><text:span text:style-name="Source_20_Text"><text:span text:style-name="T2">_.head(array):*</text:span></text:span></text:h>
      <text:h text:style-name="P6" text:outline-level="3"><text:bookmark text:name="indexOf"/><text:span text:style-name="Source_20_Text"><text:span text:style-name="T2">_.indexOf(array, value, [fromIndex=0]):number</text:span></text:span></text:h>
      <text:h text:style-name="P6" text:outline-level="3"><text:bookmark text:name="initial"/><text:span text:style-name="Source_20_Text"><text:span text:style-name="T2">_.initial(array):Array</text:span></text:span></text:h>
      <text:h text:style-name="P6" text:outline-level="3"><text:bookmark text:name="intersection"/><text:span text:style-name="Source_20_Text"><text:span text:style-name="T2">_.intersection([arrays]):Array</text:span></text:span></text:h>
      <text:h text:style-name="P7" text:outline-level="3"><text:bookmark text:name="intersectionBy"/><text:span text:style-name="Source_20_Text"><text:span text:style-name="T2">_.intersectionBy([arrays], [iteratee=_.identity]):</text:span></text:span><text:span text:style-name="Source_20_Text"><text:span text:style-name="T3">Array</text:span></text:span></text:h>
      <text:h text:style-name="P6" text:outline-level="3"><text:bookmark text:name="intersectionWith"/><text:span text:style-name="Source_20_Text"><text:span text:style-name="T3">_.intersectionWith([arrays], [comparator]):Array</text:span></text:span></text:h>
      <text:h text:style-name="P6" text:outline-level="3"><text:bookmark text:name="join"/><text:span text:style-name="Source_20_Text"><text:span text:style-name="T3">_.join(array, [separator=',']):string</text:span></text:span></text:h>
      <text:h text:style-name="P6" text:outline-level="3"><text:bookmark text:name="last"/><text:span text:style-name="Source_20_Text"><text:span text:style-name="T3">_.last(array):*</text:span></text:span></text:h>
      <text:h text:style-name="P6" text:outline-level="3"><text:bookmark text:name="lastIndexOf"/><text:span text:style-name="Source_20_Text"><text:span text:style-name="T3">_.lastIndexOf(array, value, [fromIndex=array.length-1]):number</text:span></text:span></text:h>
      <text:h text:style-name="P6" text:outline-level="3"><text:bookmark text:name="nth"/><text:span text:style-name="Source_20_Text"><text:span text:style-name="T3">_.nth(array, [n=0])</text:span></text:span></text:h>
      <text:p text:style-name="P5"><text:span text:style-name="Source_20_Text"><text:span text:style-name="T3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5"><text:span text:style-name="Source_20_Text"><text:span text:style-name="T2"/></text:span></text:p>
      <text:p text:style-name="P4"><text:span text:style-name="Source_20_Text"><text:span text:style-name="T2"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Source Code Pro', 'Courier New'"/>
    <style:font-face style:name="Segoe UI" svg:font-family="'Segoe UI', 'Helvetica Neue', Helvetica, Arial, sans-serif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MS Mincho" style:font-family-asian="'MS 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8M2S</meta:editing-duration>
    <meta:editing-cycles>4</meta:editing-cycles>
    <meta:generator>LibreOffice/5.4.2.2$Windows_x86 LibreOffice_project/22b09f6418e8c2d508a9eaf86b2399209b0990f4</meta:generator>
    <dc:date>2019-05-02T16:30:26.842000000</dc:date>
    <meta:document-statistic meta:table-count="0" meta:image-count="0" meta:object-count="0" meta:page-count="2" meta:paragraph-count="29" meta:word-count="56" meta:character-count="1062" meta:non-whitespace-character-count="1034"/>
    <meta:user-defined meta:name="Info 1"/>
    <meta:user-defined meta:name="Info 2"/>
    <meta:user-defined meta:name="Info 3"/>
    <meta:user-defined meta:name="Info 4"/>
  </office:meta>
</office:document-meta>
</file>